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5"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paragraph-properties fo:margin-top="0in" fo:margin-bottom="0in"/>
    </style:style>
    <style:style style:name="P66" style:family="paragraph" style:parent-style-name="Text_20_body" style:list-style-name="L60">
      <style:paragraph-properties fo:margin-top="0in" fo:margin-bottom="0in"/>
    </style:style>
    <style:style style:name="P67" style:family="paragraph" style:parent-style-name="Text_20_body" style:list-style-name="L61">
    </style:style>
    <style:style style:name="P68" style:family="paragraph" style:parent-style-name="Text_20_body" style:list-style-name="L62">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P91" style:family="paragraph" style:parent-style-name="Text_20_body" style:list-style-name="L85">
      <style:paragraph-properties fo:margin-top="0in" fo:margin-bottom="0in"/>
    </style:style>
    <style:style style:name="P92" style:family="paragraph" style:parent-style-name="Text_20_body" style:list-style-name="L8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first job? What was occupation and position on your workplace?</text:p>
      <text:p text:style-name="Horizontal_20_Line"/>
      <text:p text:style-name="First_20_paragraph">In what branch of industry did you work then?</text:p>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What is your main occupation at present? Characterize in a most detailed form your specialty and work position.</text:h>
      <text:list text:style-name="L15">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What is the occupation of your spouse? Characterize her main job in as many details as possible Not necessary??</text:h>
      <text:list text:style-name="L17">
        <text:list-item>
          <text:p text:style-name="Horizontal_20_Line"/>
        </text:list-item>
      </text:list>
      <text:h text:style-name="Heading_20_2" text:outline-level="2">What is his or her occupation’s branch of economy?</text:h>
      <text:list text:style-name="L18">
        <text:list-item>
          <text:p text:style-name="P18">Extraction industry , for instance coal mining or oil extraction</text:p>
        </text:list-item>
        <text:list-item>
          <text:p text:style-name="P18">Processing industry, for instance machine building</text:p>
        </text:list-item>
        <text:list-item>
          <text:p text:style-name="P18">Power production, for instance power station</text:p>
        </text:list-item>
        <text:list-item>
          <text:p text:style-name="P18">Transportation for instance railway or air carrier</text:p>
        </text:list-item>
        <text:list-item>
          <text:p text:style-name="P18">Communication, for instance post office, or telephone station</text:p>
        </text:list-item>
        <text:list-item>
          <text:p text:style-name="P18">Construction</text:p>
        </text:list-item>
        <text:list-item>
          <text:p text:style-name="P18">Agriculture, for instance a kolhoz or an agricultural cooperative 8.Forestry, for instance forest industrial enterprise</text:p>
        </text:list-item>
        <text:list-item>
          <text:p text:style-name="P18">Finances, credit or insurance, for instance banking</text:p>
        </text:list-item>
        <text:list-item>
          <text:p text:style-name="P18">Trade including wholesale or retail</text:p>
        </text:list-item>
        <text:list-item>
          <text:p text:style-name="P18">Services, for instance laundery, repairs</text:p>
        </text:list-item>
        <text:list-item>
          <text:p text:style-name="P18">Communal services, for instance lLocal service office</text:p>
        </text:list-item>
        <text:list-item>
          <text:p text:style-name="P18">Education, for instance a school or an institute</text:p>
        </text:list-item>
        <text:list-item>
          <text:p text:style-name="P18">Health care, for instance a clinic or a hospital</text:p>
        </text:list-item>
        <text:list-item>
          <text:p text:style-name="P18">Science or scientific logistics, for instance a scientific institute</text:p>
        </text:list-item>
        <text:list-item>
          <text:p text:style-name="P18">Culture or leisure provision, for instance a library or a movie house</text:p>
        </text:list-item>
        <text:list-item>
          <text:p text:style-name="P18">Mass media, for instance a newspapaer or a radio</text:p>
        </text:list-item>
        <text:list-item>
          <text:p text:style-name="P18">IT communications and it industry 19, State or municipal offices</text:p>
        </text:list-item>
        <text:list-item>
          <text:p text:style-name="P18">State on the regional level and state. What kind of public sector organization we are working on.</text:p>
        </text:list-item>
        <text:list-item>
          <text:p text:style-name="P18">Public organization, for instance trade unions</text:p>
        </text:list-item>
        <text:list-item>
          <text:p text:style-name="P18">Army or</text:p>
        </text:list-item>
        <text:list-item>
          <text:p text:style-name="P18">law enforcement</text:p>
        </text:list-item>
        <text:list-item>
          <text:p text:style-name="P18">judicial system.</text:p>
        </text:list-item>
        <text:list-item>
          <text:p text:style-name="P18">other</text:p>
        </text:list-item>
      </text:list>
      <text:h text:style-name="Heading_20_2" text:outline-level="2">How did you get this job?</text:h>
      <text:list text:style-name="L19">
        <text:list-item>
          <text:p text:style-name="P19">Appointed by the higher-ups</text:p>
        </text:list-item>
        <text:list-item>
          <text:p text:style-name="P19">Found through an employment agency</text:p>
        </text:list-item>
        <text:list-item>
          <text:p text:style-name="P19">Offered services to various organizations</text:p>
        </text:list-item>
        <text:list-item>
          <text:p text:style-name="P19">Relatives or friends helped me</text:p>
        </text:list-item>
        <text:list-item>
          <text:p text:style-name="P19">Employer found me</text:p>
        </text:list-item>
        <text:list-item>
          <text:p text:style-name="P19">Responded to an ad in a newspaper or a magazine</text:p>
        </text:list-item>
        <text:list-item>
          <text:p text:style-name="P19">Created the job myself</text:p>
        </text:list-item>
        <text:list-item>
          <text:p text:style-name="P19">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0">
        <text:list-item>
          <text:p text:style-name="P20">Permanently employed</text:p>
        </text:list-item>
        <text:list-item>
          <text:p text:style-name="P20">Working on a contract</text:p>
        </text:list-item>
        <text:list-item>
          <text:p text:style-name="P20">Oral agreement</text:p>
        </text:list-item>
        <text:list-item>
          <text:p text:style-name="P20">One time job</text:p>
        </text:list-item>
        <text:list-item>
          <text:p text:style-name="P20">not relevant</text:p>
        </text:list-item>
        <text:list-item>
          <text:p text:style-name="P20">Hard to say</text:p>
        </text:list-item>
      </text:list>
      <text:h text:style-name="Heading_20_2" text:outline-level="2">Have you gotten any retraining?</text:h>
      <text:h text:style-name="Heading_20_2" text:outline-level="2">Now a few words about the organizations where you are currently working. What kind of organization is it? A state, public, private-individual or joint stock company?</text:h>
      <text:list text:style-name="L21">
        <text:list-item>
          <text:p text:style-name="P21">State</text:p>
        </text:list-item>
        <text:list-item>
          <text:p text:style-name="P21">Private</text:p>
        </text:list-item>
        <text:list-item>
          <text:p text:style-name="P21">Foreign company</text:p>
        </text:list-item>
        <text:list-item>
          <text:p text:style-name="P21">other</text:p>
        </text:list-item>
        <text:list-item>
          <text:p text:style-name="P21">not relevant</text:p>
        </text:list-item>
        <text:list-item>
          <text:p text:style-name="P21">Hard to say</text:p>
        </text:list-item>
      </text:list>
      <text:h text:style-name="Heading_20_2" text:outline-level="2">How many people does it employ including those who work all of its affiliations? If you cannot say exactly, just make a guess.</text:h>
      <text:list text:style-name="L22">
        <text:list-item>
          <text:p text:style-name="P22">employees</text:p>
        </text:list-item>
        <text:list-item>
          <text:p text:style-name="P22">hard to say 00000</text:p>
        </text:list-item>
      </text:list>
      <text:h text:style-name="Heading_20_1" text:outline-level="1">Self-employment</text:h>
      <text:h text:style-name="Heading_20_2" text:outline-level="2">Why are you self-employed?</text:h>
      <text:list text:style-name="L23">
        <text:list-item>
          <text:p text:style-name="P23">Personal independence</text:p>
        </text:list-item>
        <text:list-item>
          <text:p text:style-name="P23">Freedom to choose time and place for work</text:p>
        </text:list-item>
        <text:list-item>
          <text:p text:style-name="P23">Chance to use my skills and abilities</text:p>
        </text:list-item>
        <text:list-item>
          <text:p text:style-name="P23">Better incomes</text:p>
        </text:list-item>
        <text:list-item>
          <text:p text:style-name="P23">Lack of alternative employment</text:p>
        </text:list-item>
        <text:list-item>
          <text:p text:style-name="P23">Good prospects for business</text:p>
        </text:list-item>
      </text:list>
      <text:h text:style-name="Heading_20_2" text:outline-level="2">How many persons work in Your enterprise, in addition to You?</text:h>
      <text:list text:style-name="L24">
        <text:list-item>
          <text:p text:style-name="P24">___ persons</text:p>
        </text:list-item>
      </text:list>
      <text:h text:style-name="Heading_20_2" text:outline-level="2">Do you have a second job? –Is this relevant when there is no continuation as to industry of the job or other features?.</text:h>
      <text:list text:style-name="L25">
        <text:list-item>
          <text:p text:style-name="P25">Yes</text:p>
        </text:list-item>
        <text:list-item>
          <text:p text:style-name="P25">No</text:p>
        </text:list-item>
      </text:list>
      <text:h text:style-name="Heading_20_2" text:outline-level="2">What is the branch of economy of your second job?</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 8.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Work autonomy</text:h>
      <text:h text:style-name="Heading_20_2" text:outline-level="2">Does your job allow you to independently decide what to do and how, implement your idea?</text:h>
      <text:list text:style-name="L27">
        <text:list-item>
          <text:p text:style-name="P27">Yes</text:p>
        </text:list-item>
        <text:list-item>
          <text:p text:style-name="P27">No</text:p>
        </text:list-item>
        <text:list-item>
          <text:p text:style-name="P27">hard to say 9</text:p>
        </text:list-item>
      </text:list>
      <text:h text:style-name="Heading_20_2" text:outline-level="2">To what extent can you determine the nature of the product or a service that you produce?</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How many hours do you work weekly on the major job?</text:h>
      <text:list text:style-name="L29">
        <text:list-item>
          <text:p text:style-name="P29">____ hours</text:p>
        </text:list-item>
      </text:list>
      <text:h text:style-name="Heading_20_2" text:outline-level="2">To what extent can you determine the pace and time of your work?</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31">
        <text:list-item>
          <text:p text:style-name="P31">When to come to work 1 2 3 9</text:p>
        </text:list-item>
        <text:list-item>
          <text:p text:style-name="P31">When to leave work 1 2 3 9</text:p>
        </text:list-item>
        <text:list-item>
          <text:p text:style-name="P31">When to take a one day paid leave 1 2 3 9</text:p>
        </text:list-item>
        <text:list-item>
          <text:p text:style-name="P31">Which tasks to fulfill 1 2 3 9</text:p>
        </text:list-item>
        <text:list-item>
          <text:p text:style-name="P31">When to slow the pace of work 1 2 3 9</text:p>
        </text:list-item>
        <text:list-item>
          <text:p text:style-name="P31">When to take a summer leave 1 2 3 9</text:p>
        </text:list-item>
      </text:list>
      <text:h text:style-name="Heading_20_1" text:outline-level="1">Decision-making</text:h>
      <text:h text:style-name="Heading_20_2" text:outline-level="2">To which of the following categories do you belong?</text:h>
      <text:list text:style-name="L32">
        <text:list-item>
          <text:p text:style-name="P32">Manager of other managers [go to question 35]</text:p>
        </text:list-item>
        <text:list-item>
          <text:p text:style-name="P32">Manager of ordinary workers [go to question 35]</text:p>
        </text:list-item>
        <text:list-item>
          <text:p text:style-name="P32">Ordinary worker [go to question 36]</text:p>
        </text:list-item>
        <text:list-item>
          <text:p text:style-name="P32">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3">
        <text:list-item>
          <text:p text:style-name="P33">___ persons</text:p>
        </text:list-item>
      </text:list>
      <text:h text:style-name="Heading_20_2" text:outline-level="2">Imagine a managerial ladder of six rungs? The highest rung is occupied by director of the enterprise; the lowest is occupied by an ordinary worker?</text:h>
      <text:list text:style-name="L34">
        <text:list-item>
          <text:p text:style-name="P34">Director</text:p>
        </text:list-item>
        <text:list-item>
          <text:p text:style-name="P34">Lower than director, but higher than shop or department head</text:p>
        </text:list-item>
        <text:list-item>
          <text:p text:style-name="P34">Shop or a big department head</text:p>
        </text:list-item>
        <text:list-item>
          <text:p text:style-name="P34">Lower than the shop or department head, but higher than a supervisor</text:p>
        </text:list-item>
        <text:list-item>
          <text:p text:style-name="P34">Lowest level of supervision</text:p>
        </text:list-item>
        <text:list-item>
          <text:p text:style-name="P34">Ordinary worker</text:p>
        </text:list-item>
        <text:list-item>
          <text:p text:style-name="P34">Not applicable</text:p>
        </text:list-item>
        <text:list-item>
          <text:p text:style-name="P34">Hard to say</text:p>
        </text:list-item>
      </text:list>
      <text:h text:style-name="Heading_20_2" text:outline-level="2">Is it part of your main job responsibilities to allocate work tasks to other people?</text:h>
      <text:list text:style-name="L35">
        <text:list-item>
          <text:p text:style-name="P35">Yes</text:p>
        </text:list-item>
        <text:list-item>
          <text:p text:style-name="P35">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6">
        <text:list-item>
          <text:p text:style-name="P36">Yes</text:p>
        </text:list-item>
        <text:list-item>
          <text:p text:style-name="P36">No</text:p>
        </text:list-item>
      </text:list>
      <text:h text:style-name="Heading_20_2" text:outline-level="2">Have you been dismissed from a job since 2008?</text:h>
      <text:list text:style-name="L37">
        <text:list-item>
          <text:p text:style-name="P37">Yes</text:p>
        </text:list-item>
        <text:list-item>
          <text:p text:style-name="P37">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8">
        <text:list-item>
          <text:p text:style-name="P38">I got a compensation or financial assistance form the employer 2 .Took up petty trade</text:p>
        </text:list-item>
        <text:list-item>
          <text:p text:style-name="P38">Got assistance from the state or local authorities</text:p>
        </text:list-item>
        <text:list-item>
          <text:p text:style-name="P38">Did occasional jobs</text:p>
        </text:list-item>
        <text:list-item>
          <text:p text:style-name="P38">Made some goods for sale</text:p>
        </text:list-item>
        <text:list-item>
          <text:p text:style-name="P38">Lived off my savings</text:p>
        </text:list-item>
        <text:list-item>
          <text:p text:style-name="P38">Got material assistance from my friends or relatives</text:p>
        </text:list-item>
        <text:list-item>
          <text:p text:style-name="P38">Lived off my land plot</text:p>
        </text:list-item>
        <text:list-item>
          <text:p text:style-name="P38">Other</text:p>
        </text:list-item>
      </text:list>
      <text:h text:style-name="Heading_20_2" text:outline-level="2">Is there a trade-union organization at your enterprise?</text:h>
      <text:list text:style-name="L39">
        <text:list-item>
          <text:p text:style-name="P39">Yes</text:p>
        </text:list-item>
        <text:list-item>
          <text:p text:style-name="P39">No</text:p>
        </text:list-item>
      </text:list>
      <text:h text:style-name="Heading_20_2" text:outline-level="2">Are you a member of a trade union?</text:h>
      <text:list text:style-name="L40">
        <text:list-item>
          <text:p text:style-name="P40">Yes</text:p>
        </text:list-item>
        <text:list-item>
          <text:p text:style-name="P40">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1">
        <text:list-item>
          <text:p text:style-name="P41">Trade-unions are important for the defending the interests of the employees</text:p>
        </text:list-item>
        <text:list-item>
          <text:p text:style-name="P41">Trade-unions are important if they work as partners with the employers</text:p>
        </text:list-item>
        <text:list-item>
          <text:p text:style-name="P41">Trade-unions should influence only to issues of work-conditions, but not wages</text:p>
        </text:list-item>
        <text:list-item>
          <text:p text:style-name="P41">Trade-unions are just tools in the hands of the management</text:p>
        </text:list-item>
        <text:list-item>
          <text:p text:style-name="P41">Trade-unions are not necessary in the modern world</text:p>
        </text:list-item>
        <text:list-item>
          <text:p text:style-name="P41">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2">
        <text:list-item>
          <text:p text:style-name="P42">Single</text:p>
        </text:list-item>
        <text:list-item>
          <text:p text:style-name="P42">Married</text:p>
        </text:list-item>
        <text:list-item>
          <text:p text:style-name="P42">Married by live separately</text:p>
        </text:list-item>
        <text:list-item>
          <text:p text:style-name="P42">Lived in an unregistered union</text:p>
        </text:list-item>
        <text:list-item>
          <text:p text:style-name="P42">Divorced</text:p>
        </text:list-item>
        <text:list-item>
          <text:p text:style-name="P42">Widowed</text:p>
        </text:list-item>
        <text:list-item>
          <text:p text:style-name="P42">Do not want to answer</text:p>
        </text:list-item>
        <text:list-item>
          <text:p text:style-name="P42">Other (What it might be??)</text:p>
        </text:list-item>
      </text:list>
      <text:h text:style-name="Heading_20_2" text:outline-level="2">Do you have children?</text:h>
      <text:list text:style-name="L43">
        <text:list-item>
          <text:p text:style-name="P43">Yes [go to question 48]</text:p>
        </text:list-item>
        <text:list-item>
          <text:p text:style-name="P43">No [go to question 49]</text:p>
        </text:list-item>
      </text:list>
      <text:h text:style-name="Heading_20_2" text:outline-level="2">How many children do you have?</text:h>
      <text:list text:style-name="L44">
        <text:list-item>
          <text:p text:style-name="P44">One</text:p>
        </text:list-item>
        <text:list-item>
          <text:p text:style-name="P44">Two</text:p>
        </text:list-item>
        <text:list-item>
          <text:p text:style-name="P44">Three</text:p>
        </text:list-item>
        <text:list-item>
          <text:p text:style-name="P44">Four</text:p>
        </text:list-item>
        <text:list-item>
          <text:p text:style-name="P44">More than four</text:p>
        </text:list-item>
      </text:list>
      <text:h text:style-name="Heading_20_2" text:outline-level="2">How many children do you have under age 18?</text:h>
      <text:list text:style-name="L45">
        <text:list-item>
          <text:p text:style-name="P45">One</text:p>
        </text:list-item>
        <text:list-item>
          <text:p text:style-name="P45">Two</text:p>
        </text:list-item>
        <text:list-item>
          <text:p text:style-name="P45">Three</text:p>
        </text:list-item>
        <text:list-item>
          <text:p text:style-name="P45">Four</text:p>
        </text:list-item>
        <text:list-item>
          <text:p text:style-name="P45">More than four</text:p>
        </text:list-item>
      </text:list>
      <text:h text:style-name="Heading_20_2" text:outline-level="2">How many members of your family lives under the same roof with you?</text:h>
      <text:list text:style-name="L46">
        <text:list-item>
          <text:p text:style-name="P46">___ persons</text:p>
        </text:list-item>
      </text:list>
      <text:h text:style-name="Heading_20_2" text:outline-level="2">How often do you spend time on the following pastimes? Do it every day, every week, every month, three to six times a year, less frequently, never.</text:h>
      <text:list text:style-name="L47">
        <text:list-item>
          <text:p text:style-name="P47">Going to a concert or theater</text:p>
        </text:list-item>
        <text:list-item>
          <text:p text:style-name="P47">Going to libraries</text:p>
        </text:list-item>
        <text:list-item>
          <text:p text:style-name="P47">Going to a restaurants, café, bar, pub</text:p>
        </text:list-item>
        <text:list-item>
          <text:p text:style-name="P47">Visiting friends, receiving guests</text:p>
        </text:list-item>
        <text:list-item>
          <text:p text:style-name="P47">Going to the cinema</text:p>
        </text:list-item>
        <text:list-item>
          <text:p text:style-name="P47">Taking up sports, training</text:p>
        </text:list-item>
        <text:list-item>
          <text:p text:style-name="P47">Drinking in the company of friends</text:p>
        </text:list-item>
        <text:list-item>
          <text:p text:style-name="P47">Spending time in outdoors</text:p>
        </text:list-item>
        <text:list-item>
          <text:p text:style-name="P47">spending time at social media</text:p>
        </text:list-item>
        <text:list-item>
          <text:p text:style-name="P47">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8">
        <text:list-item>
          <text:p text:style-name="P48">Individual piece rate</text:p>
        </text:list-item>
        <text:list-item>
          <text:p text:style-name="P48">Collective piece rate</text:p>
        </text:list-item>
        <text:list-item>
          <text:p text:style-name="P48">Time wage</text:p>
        </text:list-item>
        <text:list-item>
          <text:p text:style-name="P48">Fixed salary</text:p>
        </text:list-item>
        <text:list-item>
          <text:p text:style-name="P48">Pay depends on sales or profits/commission</text:p>
        </text:list-item>
        <text:list-item>
          <text:p text:style-name="P48">other</text:p>
        </text:list-item>
      </text:list>
      <text:h text:style-name="Heading_20_2" text:outline-level="2">How often did you get bonus in the 12 months?</text:h>
      <text:list text:style-name="L49">
        <text:list-item>
          <text:p text:style-name="P49">____ n of times</text:p>
        </text:list-item>
      </text:list>
      <text:h text:style-name="Heading_20_2" text:outline-level="2">On what does the bonus depend on?</text:h>
      <text:list text:style-name="L50">
        <text:list-item>
          <text:p text:style-name="P50">How well I personally work</text:p>
        </text:list-item>
        <text:list-item>
          <text:p text:style-name="P50">How well our work collective works</text:p>
        </text:list-item>
        <text:list-item>
          <text:p text:style-name="P50">The profitability of the enterprise</text:p>
        </text:list-item>
        <text:list-item>
          <text:p text:style-name="P50">Attitude of the management</text:p>
        </text:list-item>
        <text:list-item>
          <text:p text:style-name="P50">It is a fixed part of the payment</text:p>
        </text:list-item>
        <text:list-item>
          <text:p text:style-name="P50">Not relevant</text:p>
        </text:list-item>
        <text:list-item>
          <text:p text:style-name="P50">Don't know</text:p>
        </text:list-item>
      </text:list>
      <text:h text:style-name="Heading_20_2" text:outline-level="2">What is your aggregate monthly income including income from all sources? Put it in rubles.</text:h>
      <text:list text:style-name="L51">
        <text:list-item>
          <text:p text:style-name="P51">____ rubles</text:p>
        </text:list-item>
      </text:list>
      <text:h text:style-name="Heading_20_2" text:outline-level="2">What is your family’s aggregate monthly income from all sources? Put it in rubles.</text:h>
      <text:list text:style-name="L52">
        <text:list-item>
          <text:p text:style-name="P52">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3">
        <text:list-item>
          <text:p text:style-name="P53">Unemployment benefits<text:line-break/></text:p>
        </text:list-item>
        <text:list-item>
          <text:p text:style-name="P53">Children support subsidy</text:p>
        </text:list-item>
        <text:list-item>
          <text:p text:style-name="P53">Communal payment rebate</text:p>
        </text:list-item>
        <text:list-item>
          <text:p text:style-name="P53">Allowance for the handicapped</text:p>
        </text:list-item>
        <text:list-item>
          <text:p text:style-name="P53">Pensions</text:p>
        </text:list-item>
        <text:list-item>
          <text:p text:style-name="P53">Free medication</text:p>
        </text:list-item>
        <text:list-item>
          <text:p text:style-name="P53">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4">
        <text:list-item>
          <text:p text:style-name="P54">We cannot make ends meet. There is not enough money even for food 1</text:p>
        </text:list-item>
        <text:list-item>
          <text:p text:style-name="P54">We have money only for food, the purchase of clothes is a problem 2</text:p>
        </text:list-item>
        <text:list-item>
          <text:p text:style-name="P54">We are able to buy food. We can also buy clothes, if we stick to cheap kind. However, we have a problem when there is a need to buy durables such as a TV set or a refrigerator 3</text:p>
        </text:list-item>
        <text:list-item>
          <text:p text:style-name="P54">We have enough money for food. We can also buy good expensive clothes. If we save money, we can buy durables, but things that are really expensive such as a summer cottage or a car are beyond our means 4</text:p>
        </text:list-item>
        <text:list-item>
          <text:p text:style-name="P54">We can buy durables without any problems. If we save, we can buy an Inexpensive car or a modest summer home. However we do not have a chance to go for really expensive things such as a n apartment or a modern house. 5</text:p>
        </text:list-item>
        <text:list-item>
          <text:p text:style-name="P54">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5">
        <text:list-item>
          <text:p text:style-name="P55">Significantly improved 5 4.Improved 4</text:p>
        </text:list-item>
        <text:list-item>
          <text:p text:style-name="P55">Did not change 3</text:p>
        </text:list-item>
        <text:list-item>
          <text:p text:style-name="P55">Worsened 2</text:p>
        </text:list-item>
        <text:list-item>
          <text:p text:style-name="P55">Significantly worsened 1</text:p>
        </text:list-item>
        <text:list-item>
          <text:p text:style-name="P55">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6">Significantly improve <text:s text:c="3"/>5</text:p>
      <text:p text:style-name="P57">Somewhat improve <text:s text:c="3"/>4</text:p>
      <text:p text:style-name="P58">Will not change <text:s text:c="3"/>3</text:p>
      <text:p text:style-name="P59">Somewhat worsen <text:s text:c="3"/>2</text:p>
      <text:p text:style-name="P60">Significantly worsen <text:s text:c="3"/>1</text:p>
      <text:p text:style-name="P61">Hard to say <text:s text:c="3"/>9</text:p>
      <text:h text:style-name="Heading_20_2" text:outline-level="2">What are home conditions at the place where you are living permanently? Choose one option of the listed below.</text:h>
      <text:list text:style-name="L56">
        <text:list-item>
          <text:p text:style-name="P62">One’s own house</text:p>
        </text:list-item>
        <text:list-item>
          <text:p text:style-name="P62">A single room apartment 2</text:p>
        </text:list-item>
        <text:list-item>
          <text:p text:style-name="P62">A two room apartment 3</text:p>
        </text:list-item>
        <text:list-item>
          <text:p text:style-name="P62">A three room apartment 4</text:p>
        </text:list-item>
        <text:list-item>
          <text:p text:style-name="P62">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7">
        <text:list-item>
          <text:p text:style-name="P63">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8">
        <text:list-item>
          <text:p text:style-name="P64">facebook</text:p>
        </text:list-item>
        <text:list-item>
          <text:p text:style-name="P64">vkontakte</text:p>
        </text:list-item>
        <text:list-item>
          <text:p text:style-name="P64">twitter</text:p>
        </text:list-item>
        <text:list-item>
          <text:p text:style-name="P64">live journal</text:p>
        </text:list-item>
      </text:list>
      <text:h text:style-name="Heading_20_2" text:outline-level="2">What do you use your smart phone for? Apart from</text:h>
      <text:list text:style-name="L59">
        <text:list-item>
          <text:p text:style-name="P65">taking photo</text:p>
        </text:list-item>
        <text:list-item>
          <text:p text:style-name="P65">listen to music</text:p>
        </text:list-item>
        <text:list-item>
          <text:p text:style-name="P65">watch movies</text:p>
        </text:list-item>
        <text:list-item>
          <text:p text:style-name="P65">reading books</text:p>
        </text:list-item>
        <text:list-item>
          <text:p text:style-name="P65">sending messages</text:p>
        </text:list-item>
        <text:list-item>
          <text:p text:style-name="P65">facebooking</text:p>
        </text:list-item>
        <text:list-item>
          <text:p text:style-name="P65">make phone calls</text:p>
        </text:list-item>
        <text:list-item>
          <text:p text:style-name="P65">using it as a navigator</text:p>
        </text:list-item>
        <text:list-item>
          <text:p text:style-name="P65">as a</text:p>
        </text:list-item>
      </text:list>
      <text:h text:style-name="Heading_20_2" text:outline-level="2">What is your primary device to access internet</text:h>
      <text:list text:style-name="L60">
        <text:list-item>
          <text:p text:style-name="P66">desktop computer</text:p>
        </text:list-item>
        <text:list-item>
          <text:p text:style-name="P66">laptop computer</text:p>
        </text:list-item>
        <text:list-item>
          <text:p text:style-name="P66">smartphone</text:p>
        </text:list-item>
        <text:list-item>
          <text:p text:style-name="P66">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61">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2">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3">
        <text:list-item>
          <text:p text:style-name="P69">Newspapers became too expensive 1</text:p>
        </text:list-item>
        <text:list-item>
          <text:p text:style-name="P69">Things they write about are not interesting for me 2</text:p>
        </text:list-item>
        <text:list-item>
          <text:p text:style-name="P69">TV is enough for me 3</text:p>
        </text:list-item>
        <text:list-item>
          <text:p text:style-name="P69">Radio is enough for me 4</text:p>
        </text:list-item>
        <text:list-item>
          <text:p text:style-name="P69">Internet is enough for me 5</text:p>
        </text:list-item>
        <text:list-item>
          <text:p text:style-name="P69">Free-distributed press is enough for me 6</text:p>
        </text:list-item>
        <text:list-item>
          <text:p text:style-name="P69">Weeklies or monthlies are enough for me 7</text:p>
        </text:list-item>
        <text:list-item>
          <text:p text:style-name="P69">Newspapers are badly delivered 8</text:p>
        </text:list-item>
        <text:list-item>
          <text:p text:style-name="P69">Newspapers are stolen from my post box 9</text:p>
        </text:list-item>
        <text:list-item>
          <text:p text:style-name="P69">I have not time for this 10</text:p>
        </text:list-item>
        <text:list-item>
          <text:p text:style-name="P69">They do not have information that I need 11</text:p>
        </text:list-item>
        <text:list-item>
          <text:p text:style-name="P69">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4">
        <text:list-item>
          <text:p text:style-name="P70">Signed a petition or an address</text:p>
        </text:list-item>
        <text:list-item>
          <text:p text:style-name="P70">Participated in congresses or conferences of public organizations</text:p>
        </text:list-item>
        <text:list-item>
          <text:p text:style-name="P70">Took part in strikes</text:p>
        </text:list-item>
        <text:list-item>
          <text:p text:style-name="P70">Participated in demonstrations or marches of protest</text:p>
        </text:list-item>
        <text:list-item>
          <text:p text:style-name="P70">Took part in rallies</text:p>
        </text:list-item>
        <text:list-item>
          <text:p text:style-name="P70">Wrote a letter to a newspaper</text:p>
        </text:list-item>
        <text:list-item>
          <text:p text:style-name="P70">Took part in an electoral campaign in the team of a candidate</text:p>
        </text:list-item>
        <text:list-item>
          <text:p text:style-name="P70">Voted in local elections</text:p>
        </text:list-item>
      </text:list>
      <text:h text:style-name="Heading_20_2" text:outline-level="2">Are you a member of a party or a social movement?</text:h>
      <text:list text:style-name="L65">
        <text:list-item>
          <text:p text:style-name="P71">Yes 1 [go to question 82]</text:p>
        </text:list-item>
        <text:list-item>
          <text:p text:style-name="P71">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6">
        <text:list-item>
          <text:p text:style-name="P72">Council of the Federation</text:p>
        </text:list-item>
        <text:list-item>
          <text:p text:style-name="P72">State Duma</text:p>
        </text:list-item>
        <text:list-item>
          <text:p text:style-name="P72">President of Russia</text:p>
        </text:list-item>
        <text:list-item>
          <text:p text:style-name="P72">Government of Russia</text:p>
        </text:list-item>
        <text:list-item>
          <text:p text:style-name="P72">Regional administration</text:p>
        </text:list-item>
        <text:list-item>
          <text:p text:style-name="P72">Municipal, village administration</text:p>
        </text:list-item>
        <text:list-item>
          <text:p text:style-name="P72">Russian orthodox church</text:p>
        </text:list-item>
        <text:list-item>
          <text:p text:style-name="P72">Army</text:p>
        </text:list-item>
        <text:list-item>
          <text:p text:style-name="P72">Courts 10.Police 11.Trade unions 12.Television 13.Newspapers 14.Banks 15.Entrepreneurs</text:p>
        </text:list-item>
        <text:list-item>
          <text:p text:style-name="P72">Your sources of information in internet</text:p>
        </text:list-item>
      </text:list>
      <text:h text:style-name="Heading_20_2" text:outline-level="2">How often you think that people would try to take advantage of you if they got the chance, and how often they try to be fair?</text:h>
      <text:list text:style-name="L67">
        <text:list-item>
          <text:p text:style-name="P73">Try to take advantage almost all of the time</text:p>
        </text:list-item>
        <text:list-item>
          <text:p text:style-name="P73">Try to take advantage most of the time</text:p>
        </text:list-item>
        <text:list-item>
          <text:p text:style-name="P73">Try to be fair most of the time</text:p>
        </text:list-item>
        <text:list-item>
          <text:p text:style-name="P73">Try to be fair almost all of the time</text:p>
        </text:list-item>
        <text:list-item>
          <text:p text:style-name="P73">Can’t choose</text:p>
        </text:list-item>
      </text:list>
      <text:h text:style-name="Heading_20_2" text:outline-level="2">Generally speaking, would you say that people can be trusted or distrusted?</text:h>
      <text:list text:style-name="L68">
        <text:list-item>
          <text:p text:style-name="P74">People can always be trusted</text:p>
        </text:list-item>
        <text:list-item>
          <text:p text:style-name="P74">Most people can be trusted most of the time</text:p>
        </text:list-item>
        <text:list-item>
          <text:p text:style-name="P74">Some can be trusted, some cannot</text:p>
        </text:list-item>
        <text:list-item>
          <text:p text:style-name="P74">Most of the people cannot be trusted</text:p>
        </text:list-item>
        <text:list-item>
          <text:p text:style-name="P74">You can't trust people</text:p>
        </text:list-item>
        <text:list-item>
          <text:p text:style-name="P74">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9">
        <text:list-item>
          <text:p text:style-name="P75">the health care?</text:p>
        </text:list-item>
        <text:list-item>
          <text:p text:style-name="P75">educational system ?</text:p>
        </text:list-item>
        <text:list-item>
          <text:p text:style-name="P75">the way in which the government takes care of its duties?</text:p>
        </text:list-item>
        <text:list-item>
          <text:p text:style-name="P75">the way in which the Duma takes care of its duties?</text:p>
        </text:list-item>
        <text:list-item>
          <text:p text:style-name="P75">the way in which the President takes care of its duties?</text:p>
        </text:list-item>
        <text:list-item>
          <text:p text:style-name="P75">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70">
        <text:list-item>
          <text:p text:style-name="P76">Income differences are too large in this country</text:p>
        </text:list-item>
        <text:list-item>
          <text:p text:style-name="P76">The government should provide decent standard of living for unemployed</text:p>
        </text:list-item>
        <text:list-item>
          <text:p text:style-name="P76">The government should spend less on benefits for the poor</text:p>
        </text:list-item>
        <text:list-item>
          <text:p text:style-name="P76">People should take more care of themselves</text:p>
        </text:list-item>
        <text:list-item>
          <text:p text:style-name="P76">People like me cannot influence what the government does</text:p>
        </text:list-item>
        <text:list-item>
          <text:p text:style-name="P76">Business should have more influence on how things are developing in society</text:p>
        </text:list-item>
        <text:list-item>
          <text:p text:style-name="P76">Interesting job is more important than money</text:p>
        </text:list-item>
        <text:list-item>
          <text:p text:style-name="P76">Country can only develope if it has good institutions like just courts and honest police and so on</text:p>
        </text:list-item>
        <text:list-item>
          <text:p text:style-name="P76">A few strong leaders can do more for the country than all laws and demonstrations</text:p>
        </text:list-item>
        <text:list-item>
          <text:p text:style-name="P76">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71">
        <text:list-item>
          <text:p text:style-name="P77">Because they have been unlucky</text:p>
        </text:list-item>
        <text:list-item>
          <text:p text:style-name="P77">Because of laziness and lack of willpower</text:p>
        </text:list-item>
        <text:list-item>
          <text:p text:style-name="P77">Because of injustice in our society</text:p>
        </text:list-item>
        <text:list-item>
          <text:p text:style-name="P77">It is an inevitable part of modern life</text:p>
        </text:list-item>
      </text:list>
      <text:h text:style-name="Heading_20_1" text:outline-level="1">Values and convictions</text:h>
      <text:h text:style-name="Heading_20_2" text:outline-level="2">Are you a believer?</text:h>
      <text:list text:style-name="L72">
        <text:list-item>
          <text:p text:style-name="P78">Yes</text:p>
        </text:list-item>
        <text:list-item>
          <text:p text:style-name="P78">No</text:p>
        </text:list-item>
      </text:list>
      <text:h text:style-name="Heading_20_2" text:outline-level="2">To which confession do you belong?</text:h>
      <text:list text:style-name="L73">
        <text:list-item>
          <text:p text:style-name="P79">Orthodox</text:p>
        </text:list-item>
        <text:list-item>
          <text:p text:style-name="P79">Islam</text:p>
        </text:list-item>
        <text:list-item>
          <text:p text:style-name="P79">Protestantism</text:p>
        </text:list-item>
        <text:list-item>
          <text:p text:style-name="P79">Catholism</text:p>
        </text:list-item>
        <text:list-item>
          <text:p text:style-name="P79">Baptism</text:p>
        </text:list-item>
        <text:list-item>
          <text:p text:style-name="P79">Jewish<text:line-break/></text:p>
        </text:list-item>
        <text:list-item>
          <text:p text:style-name="P79">Buddism<text:line-break/></text:p>
        </text:list-item>
        <text:list-item>
          <text:p text:style-name="P79">Krishanism</text:p>
        </text:list-item>
        <text:list-item>
          <text:p text:style-name="P79">I believe in God but do not identify as a specific religion<text:line-break/></text:p>
        </text:list-item>
        <text:list-item>
          <text:p text:style-name="P79">Other</text:p>
        </text:list-item>
        <text:list-item>
          <text:p text:style-name="P79">Don’t know</text:p>
        </text:list-item>
      </text:list>
      <text:h text:style-name="Heading_20_2" text:outline-level="2">Which group or groups do you feel like you belong to? (Valdai Groupin Identiteetti-kyselyn kysymys)</text:h>
      <text:list text:style-name="L74">
        <text:list-item>
          <text:p text:style-name="P80">Middle class</text:p>
        </text:list-item>
        <text:list-item>
          <text:p text:style-name="P80">Pensioners</text:p>
        </text:list-item>
        <text:list-item>
          <text:p text:style-name="P80">Russians</text:p>
        </text:list-item>
        <text:list-item>
          <text:p text:style-name="P80">Christians or Orthodox Christians</text:p>
        </text:list-item>
        <text:list-item>
          <text:p text:style-name="P80">Russian citizen</text:p>
        </text:list-item>
        <text:list-item>
          <text:p text:style-name="P80">Working people</text:p>
        </text:list-item>
        <text:list-item>
          <text:p text:style-name="P80">Intelligentsija</text:p>
        </text:list-item>
        <text:list-item>
          <text:p text:style-name="P80">Resident of big city</text:p>
        </text:list-item>
        <text:list-item>
          <text:p text:style-name="P80">Rural dveller</text:p>
        </text:list-item>
        <text:list-item>
          <text:p text:style-name="P80">Professional, specialists</text:p>
        </text:list-item>
        <text:list-item>
          <text:p text:style-name="P80">European</text:p>
        </text:list-item>
        <text:list-item>
          <text:p text:style-name="P80">Liberal</text:p>
        </text:list-item>
        <text:list-item>
          <text:p text:style-name="P80">Other</text:p>
        </text:list-item>
        <text:list-item>
          <text:p text:style-name="P80">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5">
        <text:list-item>
          <text:p text:style-name="P81">Taking care of children</text:p>
        </text:list-item>
        <text:list-item>
          <text:p text:style-name="P81">Taking care of the elderly</text:p>
        </text:list-item>
        <text:list-item>
          <text:p text:style-name="P81">Taking care of people with disabilities</text:p>
        </text:list-item>
        <text:list-item>
          <text:p text:style-name="P81">Taking care of orphans</text:p>
        </text:list-item>
        <text:list-item>
          <text:p text:style-name="P81">Communal services</text:p>
        </text:list-item>
        <text:list-item>
          <text:p text:style-name="P81">Leisure institutions</text:p>
        </text:list-item>
        <text:list-item>
          <text:p text:style-name="P81">Medical care</text:p>
        </text:list-item>
        <text:list-item>
          <text:p text:style-name="P81">Schools</text:p>
        </text:list-item>
        <text:list-item>
          <text:p text:style-name="P81">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6">
        <text:list-item>
          <text:p text:style-name="P82">Rich parents</text:p>
        </text:list-item>
        <text:list-item>
          <text:p text:style-name="P82">Relatives in managerial positions</text:p>
        </text:list-item>
        <text:list-item>
          <text:p text:style-name="P82">Good education</text:p>
        </text:list-item>
        <text:list-item>
          <text:p text:style-name="P82">Useful connections</text:p>
        </text:list-item>
        <text:list-item>
          <text:p text:style-name="P82">Hard work</text:p>
        </text:list-item>
        <text:list-item>
          <text:p text:style-name="P82">Persistence in achieving one’s goals</text:p>
        </text:list-item>
        <text:list-item>
          <text:p text:style-name="P82">Ability to take risks</text:p>
        </text:list-item>
        <text:list-item>
          <text:p text:style-name="P82">Ambition, ability to set lofty goals</text:p>
        </text:list-item>
        <text:list-item>
          <text:p text:style-name="P82">Gift of intellect</text:p>
        </text:list-item>
        <text:list-item>
          <text:p text:style-name="P82">Living in a capital</text:p>
        </text:list-item>
        <text:list-item>
          <text:p text:style-name="P82">Connections abroad</text:p>
        </text:list-item>
        <text:list-item>
          <text:p text:style-name="P82">Charm, communicative skills</text:p>
        </text:list-item>
        <text:list-item>
          <text:p text:style-name="P82">Correct political views</text:p>
        </text:list-item>
        <text:list-item>
          <text:p text:style-name="P82">Right ethnic background</text:p>
        </text:list-item>
        <text:list-item>
          <text:p text:style-name="P82">Honesty</text:p>
        </text:list-item>
        <text:list-item>
          <text:p text:style-name="P82">Law abidance</text:p>
        </text:list-item>
        <text:list-item>
          <text:p text:style-name="P82">Independence</text:p>
        </text:list-item>
        <text:list-item>
          <text:p text:style-name="P82">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7">
        <text:list-item>
          <text:p text:style-name="P83">Rich parents</text:p>
        </text:list-item>
        <text:list-item>
          <text:p text:style-name="P83">Relatives in managerial positions</text:p>
        </text:list-item>
        <text:list-item>
          <text:p text:style-name="P83">Good education</text:p>
        </text:list-item>
        <text:list-item>
          <text:p text:style-name="P83">Useful connections</text:p>
        </text:list-item>
        <text:list-item>
          <text:p text:style-name="P83">Hard work</text:p>
        </text:list-item>
        <text:list-item>
          <text:p text:style-name="P83">Persistence in achieving one’s goals</text:p>
        </text:list-item>
        <text:list-item>
          <text:p text:style-name="P83">Ability to take risks</text:p>
        </text:list-item>
        <text:list-item>
          <text:p text:style-name="P83">Ambition, ability to set lofty goals</text:p>
        </text:list-item>
        <text:list-item>
          <text:p text:style-name="P83">Gift of intellect</text:p>
        </text:list-item>
        <text:list-item>
          <text:p text:style-name="P83">Living in a capital</text:p>
        </text:list-item>
        <text:list-item>
          <text:p text:style-name="P83">Connections abroad</text:p>
        </text:list-item>
        <text:list-item>
          <text:p text:style-name="P83">Charm, communicative skills</text:p>
        </text:list-item>
        <text:list-item>
          <text:p text:style-name="P83">Correct political views</text:p>
        </text:list-item>
        <text:list-item>
          <text:p text:style-name="P83">Right ethnic background</text:p>
        </text:list-item>
        <text:list-item>
          <text:p text:style-name="P83">Honesty</text:p>
        </text:list-item>
        <text:list-item>
          <text:p text:style-name="P83">Law abidance</text:p>
        </text:list-item>
        <text:list-item>
          <text:p text:style-name="P83">Independence</text:p>
        </text:list-item>
        <text:list-item>
          <text:p text:style-name="P83">Luck</text:p>
        </text:list-item>
      </text:list>
      <text:h text:style-name="Heading_20_2" text:outline-level="2">To which ethnicity do you refer yourself?</text:h>
      <text:list text:style-name="L78">
        <text:list-item>
          <text:p text:style-name="P84">Russian</text:p>
        </text:list-item>
        <text:list-item>
          <text:p text:style-name="P84">Ukrainian</text:p>
        </text:list-item>
        <text:list-item>
          <text:p text:style-name="P84">Tatar</text:p>
        </text:list-item>
        <text:list-item>
          <text:p text:style-name="P84">Chuvash</text:p>
        </text:list-item>
        <text:list-item>
          <text:p text:style-name="P84">Belorussian</text:p>
        </text:list-item>
        <text:list-item>
          <text:p text:style-name="P84">Jewish</text:p>
        </text:list-item>
        <text:list-item>
          <text:p text:style-name="P84">Other, specify which _______________________</text:p>
        </text:list-item>
        <text:list-item>
          <text:p text:style-name="P84">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79">
        <text:list-item>
          <text:p text:style-name="P85">Income</text:p>
        </text:list-item>
        <text:list-item>
          <text:p text:style-name="P85">Generation (Old-young)</text:p>
        </text:list-item>
        <text:list-item>
          <text:p text:style-name="P85">Culture (Tradition-modern)</text:p>
        </text:list-item>
        <text:list-item>
          <text:p text:style-name="P85">Social class (Workers-Bourgeoisie)</text:p>
        </text:list-item>
        <text:list-item>
          <text:p text:style-name="P85">Ethnicity (Russians-others)</text:p>
        </text:list-item>
        <text:list-item>
          <text:p text:style-name="P85">Religion (Orthodox-others)</text:p>
        </text:list-item>
        <text:list-item>
          <text:p text:style-name="P85">Place of residence (Cities-countryside)</text:p>
        </text:list-item>
        <text:list-item>
          <text:p text:style-name="P85">Ideology (Left-Right)</text:p>
        </text:list-item>
        <text:list-item>
          <text:p text:style-name="P85">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80">
        <text:list-item>
          <text:p text:style-name="P86">Current state of democracy in Russia</text:p>
        </text:list-item>
        <text:list-item>
          <text:p text:style-name="P86">Russia’ political influence in the world affairs</text:p>
        </text:list-item>
        <text:list-item>
          <text:p text:style-name="P86">Russia’s economic achievements</text:p>
        </text:list-item>
        <text:list-item>
          <text:p text:style-name="P86">Population’s social security</text:p>
        </text:list-item>
        <text:list-item>
          <text:p text:style-name="P86">Fairness and equal rights for all social groups in Russia</text:p>
        </text:list-item>
        <text:list-item>
          <text:p text:style-name="P86">Russia’s scientific and technical achievements</text:p>
        </text:list-item>
        <text:list-item>
          <text:p text:style-name="P86">Russia’s sports achievements</text:p>
        </text:list-item>
        <text:list-item>
          <text:p text:style-name="P86">Russia’s achievements in literature and art</text:p>
        </text:list-item>
        <text:list-item>
          <text:p text:style-name="P86">Russian war victories</text:p>
        </text:list-item>
        <text:list-item>
          <text:p text:style-name="P86">Russian history</text:p>
        </text:list-item>
        <text:list-item>
          <text:p text:style-name="P86">Russian territory</text:p>
        </text:list-item>
        <text:list-item>
          <text:p text:style-name="P86">Russian nature</text:p>
        </text:list-item>
      </text:list>
      <text:h text:style-name="Heading_20_2" text:outline-level="2">Which type of state you would like to see Russia?</text:h>
      <text:list text:style-name="L81">
        <text:list-item>
          <text:p text:style-name="P87">Socialist state like the USSR</text:p>
        </text:list-item>
        <text:list-item>
          <text:p text:style-name="P87">Country with developed welfare state like Finland or Sweden</text:p>
        </text:list-item>
        <text:list-item>
          <text:p text:style-name="P87">Country with liberal economy and developed democracy as Great Britain</text:p>
        </text:list-item>
        <text:list-item>
          <text:p text:style-name="P87">Country like China with rapic economic growth and strict control of society</text:p>
        </text:list-item>
        <text:list-item>
          <text:p text:style-name="P87">Difficult to answer</text:p>
        </text:list-item>
      </text:list>
      <text:h text:style-name="Heading_20_1" text:outline-level="1">Personal data</text:h>
      <text:h text:style-name="Heading_20_2" text:outline-level="2">What year were you born in?</text:h>
      <text:list text:style-name="L82">
        <text:list-item>
          <text:p text:style-name="P88">____ year</text:p>
        </text:list-item>
      </text:list>
      <text:h text:style-name="Heading_20_2" text:outline-level="2">How long have you been living here in this city, town, village?</text:h>
      <text:list text:style-name="L83">
        <text:list-item>
          <text:p text:style-name="P89">All my life</text:p>
        </text:list-item>
        <text:list-item>
          <text:p text:style-name="P89">More than 15 years</text:p>
        </text:list-item>
        <text:list-item>
          <text:p text:style-name="P89">About 10-15 years</text:p>
        </text:list-item>
        <text:list-item>
          <text:p text:style-name="P89">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4">
        <text:list-item>
          <text:p text:style-name="P90">________________________________ 1 2 3 4</text:p>
        </text:list-item>
        <text:list-item>
          <text:p text:style-name="P90">________________________________ 1 2 3 4</text:p>
        </text:list-item>
        <text:list-item>
          <text:p text:style-name="P90">________________________________ 1 2 3 4</text:p>
        </text:list-item>
        <text:list-item>
          <text:p text:style-name="P90">________________________________ 1 2 3 4</text:p>
        </text:list-item>
      </text:list>
      <text:h text:style-name="Heading_20_2" text:outline-level="2">Respondent’s sex</text:h>
      <text:list text:style-name="L85">
        <text:list-item>
          <text:p text:style-name="P91">Male 1</text:p>
        </text:list-item>
        <text:list-item>
          <text:p text:style-name="P91">Female 2</text:p>
        </text:list-item>
      </text:list>
      <text:h text:style-name="Heading_20_2" text:outline-level="2">Type of settlement where interview was held</text:h>
      <text:list text:style-name="L86">
        <text:list-item>
          <text:p text:style-name="P92">Moscow 1</text:p>
        </text:list-item>
        <text:list-item>
          <text:p text:style-name="P92">S.Petersburg 2</text:p>
        </text:list-item>
        <text:list-item>
          <text:p text:style-name="P92">City with the population of one million or more 3</text:p>
        </text:list-item>
        <text:list-item>
          <text:p text:style-name="P92">City with the population from 500 o 999 thousand 4</text:p>
        </text:list-item>
        <text:list-item>
          <text:p text:style-name="P92">City with the population from 100 to 499 thousand 5</text:p>
        </text:list-item>
        <text:list-item>
          <text:p text:style-name="P92">Town with the population from 50 to 99 thousand 6</text:p>
        </text:list-item>
        <text:list-item>
          <text:p text:style-name="P92">Town with the population from 10 to 49 thousand 7</text:p>
        </text:list-item>
        <text:list-item>
          <text:p text:style-name="P92">Small urban type settlement 8</text:p>
        </text:list-item>
        <text:list-item>
          <text:p text:style-name="P92">Big village, no fewer than 100 families 9</text:p>
        </text:list-item>
        <text:list-item>
          <text:p text:style-name="P92">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